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2pt" fo:letter-spacing="normal" fo:font-style="normal" fo:font-weight="normal" officeooo:rsid="001edec4" officeooo:paragraph-rsid="001edec4" style:font-size-asian="12pt" style:font-weight-asian="normal" style:font-size-complex="12pt" style:font-weight-complex="normal"/>
    </style:style>
    <style:style style:name="P2" style:family="paragraph" style:parent-style-name="Standard">
      <style:text-properties fo:font-variant="normal" fo:text-transform="none" fo:color="#000000" style:font-name="Liberation Serif" fo:font-size="12pt" fo:letter-spacing="normal" fo:font-style="normal" fo:font-weight="normal" officeooo:rsid="002197a0" officeooo:paragraph-rsid="002197a0" style:font-size-asian="12pt" style:font-weight-asian="normal" style:font-size-complex="12pt" style:font-weight-complex="normal"/>
    </style:style>
    <style:style style:name="P3" style:family="paragraph" style:parent-style-name="Standard">
      <style:text-properties fo:font-variant="normal" fo:text-transform="none" fo:color="#000000" style:font-name="Liberation Serif" fo:font-size="12pt" fo:letter-spacing="normal" fo:font-style="normal" fo:font-weight="normal" officeooo:rsid="0024233b" officeooo:paragraph-rsid="0024233b" style:font-size-asian="12pt" style:font-weight-asian="normal" style:font-size-complex="12pt" style:font-weight-complex="normal"/>
    </style:style>
    <style:style style:name="P4" style:family="paragraph" style:parent-style-name="Standard">
      <style:text-properties style:font-name="Liberation Serif" fo:font-size="12pt" officeooo:rsid="000a8b77" officeooo:paragraph-rsid="000a8b77" style:font-size-asian="12pt" style:font-size-complex="12pt"/>
    </style:style>
    <style:style style:name="P5" style:family="paragraph" style:parent-style-name="Standard">
      <style:text-properties style:font-name="Liberation Serif" fo:font-size="12pt" officeooo:rsid="000a957e" officeooo:paragraph-rsid="000a957e" style:font-size-asian="12pt" style:font-size-complex="12pt"/>
    </style:style>
    <style:style style:name="P6" style:family="paragraph" style:parent-style-name="Standard">
      <style:text-properties style:font-name="Liberation Serif" fo:font-size="12pt" officeooo:rsid="000dbd1f" officeooo:paragraph-rsid="000dbd1f" style:font-size-asian="12pt" style:font-size-complex="12pt"/>
    </style:style>
    <style:style style:name="P7" style:family="paragraph" style:parent-style-name="Standard">
      <style:text-properties style:font-name="Liberation Serif" fo:font-size="12pt" officeooo:rsid="000e8887" officeooo:paragraph-rsid="000e8887" style:font-size-asian="12pt" style:font-size-complex="12pt"/>
    </style:style>
    <style:style style:name="P8" style:family="paragraph" style:parent-style-name="Standard">
      <style:text-properties style:font-name="Liberation Serif" fo:font-size="12pt" officeooo:rsid="00100c9b" officeooo:paragraph-rsid="00100c9b" style:font-size-asian="12pt" style:font-size-complex="12pt"/>
    </style:style>
    <style:style style:name="P9" style:family="paragraph" style:parent-style-name="Standard">
      <style:text-properties style:font-name="Liberation Serif" fo:font-size="12pt" officeooo:rsid="0010f158" officeooo:paragraph-rsid="0010f158" style:font-size-asian="12pt" style:font-size-complex="12pt"/>
    </style:style>
    <style:style style:name="P10" style:family="paragraph" style:parent-style-name="Standard">
      <style:text-properties style:font-name="Liberation Serif" fo:font-size="12pt" officeooo:rsid="001224c4" officeooo:paragraph-rsid="001224c4" style:font-size-asian="12pt" style:font-size-complex="12pt"/>
    </style:style>
    <style:style style:name="P11" style:family="paragraph" style:parent-style-name="Standard">
      <style:text-properties style:font-name="Liberation Serif" fo:font-size="12pt" officeooo:rsid="0013c7e9" officeooo:paragraph-rsid="0013c7e9" style:font-size-asian="12pt" style:font-size-complex="12pt"/>
    </style:style>
    <style:style style:name="P12" style:family="paragraph" style:parent-style-name="Standard">
      <style:text-properties style:font-name="Liberation Serif" fo:font-size="12pt" officeooo:rsid="0015a99e" officeooo:paragraph-rsid="0015a99e" style:font-size-asian="12pt" style:font-size-complex="12pt"/>
    </style:style>
    <style:style style:name="P13" style:family="paragraph" style:parent-style-name="Standard">
      <style:text-properties style:font-name="Liberation Serif" fo:font-size="12pt" fo:font-weight="normal" officeooo:rsid="0015a99e" officeooo:paragraph-rsid="00175906"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175906" officeooo:paragraph-rsid="00175906"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178863" officeooo:paragraph-rsid="00178863"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197fbc" officeooo:paragraph-rsid="00197fbc"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19e81c" officeooo:paragraph-rsid="0019e81c"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1e858f" officeooo:paragraph-rsid="001e858f"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1edec4" officeooo:paragraph-rsid="001edec4"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213731" officeooo:paragraph-rsid="00213731"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175906" officeooo:paragraph-rsid="00175906" style:font-size-asian="12pt" style:font-weight-asian="normal" style:font-size-complex="12pt" style:font-weight-complex="normal"/>
    </style:style>
    <style:style style:name="T1" style:family="text">
      <style:text-properties officeooo:rsid="001e29f8"/>
    </style:style>
    <style:style style:name="T2" style:family="text">
      <style:text-properties officeooo:rsid="0021bded"/>
    </style:style>
    <style:style style:name="T3" style:family="text">
      <style:text-properties officeooo:rsid="002564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r le gihub -&gt; cliquer sur Chapitre 2, cliquer sur Raw (au haut à droite du chapitre), enregistrer sous (dans le dossier cours-python<text:span text:style-name="T3">).</text:span></text:p>
      <text:p text:style-name="P4"/>
      <text:p text:style-name="P4">environnement virtuel: environnement cloisonné, qui ne touche pas au python installé sur la machine. </text:p>
      <text:p text:style-name="P4"/>
      <text:p text:style-name="P4">Python 2 sans parenthèse, encodage de Python 3 en unicode (et avant on était en ISO). </text:p>
      <text:p text:style-name="P4"/>
      <text:p text:style-name="P4">à quoi sert requirements.tx: liste des bibliothèques qu’on utilise. </text:p>
      <text:p text:style-name="P4"/>
      <text:p text:style-name="P4">[ ] : permet de définir des listes, avec des valeurs séparées par des virgules. </text:p>
      <text:p text:style-name="P4">{ } : réserver pour les dictionnaires. </text:p>
      <text:p text:style-name="P4"/>
      <text:p text:style-name="P4">On n’utilise jamais les { } pour accéder à un index! On utilisera toujours des [ ]. </text:p>
      <text:p text:style-name="P4"/>
      <text:p text:style-name="P4">.items extrait du dictionnaire en générateur des tuiles contenant clef+valeur mis entre parenthèses.</text:p>
      <text:p text:style-name="P4">ex:</text:p>
      <text:p text:style-name="P4">dict_items([('Le meilleur des mondes', 10), ('Farenheit 481', 10), ('1984', 9)])</text:p>
      <text:p text:style-name="P4"/>
      <text:p text:style-name="P4"/>
      <text:p text:style-name="P5">Indenter avec 4 espaces (et pas Tabulation qui peut avoir une signification spécifique). </text:p>
      <text:p text:style-name="P5"/>
      <text:p text:style-name="P6">In pour liste et chaine de caractères. </text:p>
      <text:p text:style-name="P6"/>
      <text:p text:style-name="P7">Un elif ne casse pas un arbre conditionnel, on peut en ajouter autant qu’on veut mais un seul if et else par arbre conditionnel. Si on rajoute un if, on créé un nouvel arbre conditionnel. </text:p>
      <text:p text:style-name="P8">Dès que l’arbre rencontre une réponse True, il s’arrête et affiche le résultat qu’il a trouvé.</text:p>
      <text:p text:style-name="P8"/>
      <text:p text:style-name="P9">Pour les chiffres, le plus simple est de les gérer dans l’ordre croissant ou décroissant. </text:p>
      <text:p text:style-name="P9"/>
      <text:p text:style-name="P10">On met les conditions les plus restrictives en premier (optimisation du code) pour que le code ne cherche pas pour rien et ensuite on met les conditions les plus probables. </text:p>
      <text:p text:style-name="P10"/>
      <text:p text:style-name="P11">Le or coupe les conditions en 2 blocs : tout ce qui est avant le bloc et ensuite le bloc suivant or. </text:p>
      <text:p text:style-name="P12">Quand on enchaine les conditions, on met des parenthèses pour rendre le code plus claire.</text:p>
      <text:p text:style-name="P13">Ex : </text:p>
      <text:p text:style-name="P14">mot = "banane"</text:p>
      <text:p text:style-name="P14">if ("a" in mot and "b" in mot) or "n" in mot:</text:p>
      <text:p text:style-name="P14"><text:s text:c="4"/>print("a et b sont dans " + mot)</text:p>
      <text:p text:style-name="P14"/>
      <text:p text:style-name="P15">not in correspond à != . <text:s/><text:span text:style-name="T1">A REPRENDRE. </text:span></text:p>
      <text:p text:style-name="P15"/>
      <text:p text:style-name="P16">0 veut dire vide pour les conditions, les autres chiffres sont des « vraies valeurs », donc python affiche True. </text:p>
      <text:p text:style-name="P16"/>
      <text:p text:style-name="P17">Not devant parenthèses inverse le résultat de la parenthèse. </text:p>
      <text:p text:style-name="P17"/>
      <text:p text:style-name="P17">Key error = la clef n’est pas dans le dictionnaire. </text:p>
      <text:p text:style-name="P17"/>
      <text:p text:style-name="P17">In dans dictionnaire regarde les clefs. In dans liste regarde les valeurs, in dans chaine de caractères regarde les caractères. </text:p>
      <text:p text:style-name="P17"/>
      <text:p text:style-name="P18"><text:soft-page-break/>Anagramme.</text:p>
      <text:p text:style-name="P18"/>
      <text:p text:style-name="P18">mot1= « niche »</text:p>
      <text:p text:style-name="P18">mot2= « chien »</text:p>
      <text:p text:style-name="P18"/>
      <text:p text:style-name="P18">sorted(list(mot1)) == sorted(list(mot2)). </text:p>
      <text:p text:style-name="P18"/>
      <text:p text:style-name="P19">Test de logique pour les compagnies. </text:p>
      <text:p text:style-name="P19"/>
      <text:p text:style-name="P19"/>
      <text:p text:style-name="P20">Les boucles. </text:p>
      <text:p text:style-name="P20">On chercher dans quelque chose d’itérable (chaine de caractère, liste, dictionnaires, tuples) mais les nombres ne sont pas itérables. </text:p>
      <text:p text:style-name="P1">for x in iterable: </text:p>
      <text:p text:style-name="P1"/>
      <text:p text:style-name="P2">caster : transformer quelque chose en une autre chose <text:span text:style-name="T2">(transformer d’un type à un autre type). </text:span></text:p>
      <text:p text:style-name="P2"/>
      <text:p text:style-name="P3">En 2006, UTF-8 et internet explorer 6 et firefo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1:02:25.121878086</meta:creation-date>
    <dc:date>2018-12-09T20:28:05.626565443</dc:date>
    <meta:editing-duration>PT3H1M39S</meta:editing-duration>
    <meta:editing-cycles>23</meta:editing-cycles>
    <meta:generator>LibreOffice/5.3.7.2$MacOSX_X86_64 LibreOffice_project/6b8ed514a9f8b44d37a1b96673cbbdd077e24059</meta:generator>
    <meta:document-statistic meta:table-count="0" meta:image-count="0" meta:object-count="0" meta:page-count="2" meta:paragraph-count="37" meta:word-count="438" meta:character-count="2563" meta:non-whitespace-character-count="2132"/>
  </office:meta>
</office:document-meta>
</file>